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duction Readyness Checklist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>17/11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5">Vbooks Production Readyness Checklist <text:s/>meeting Invitation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Sudhakar Reddy, Jaipal Reddy, Sarat K, Nageswar, Sreekanth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Creating Vbooks Production Readyness Checklist <text:s/>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 U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P4">Discussion on creating Vbooks Production Readyness Checklist <text:s/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8T14:19:08</dc:date>
    <dc:creator>jaipal </dc:creator>
    <meta:editing-duration>PT1H4M40S</meta:editing-duration>
    <meta:editing-cycles>86</meta:editing-cycles>
    <meta:document-statistic meta:table-count="1" meta:image-count="1" meta:object-count="0" meta:page-count="1" meta:paragraph-count="15" meta:word-count="50" meta:character-count="405" meta:non-whitespace-character-count="353"/>
  </office:meta>
</office:document-meta>
</file>